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00a0f3" officeooo:paragraph-rsid="0000a0f3"/>
    </style:style>
    <style:style style:name="T1" style:family="text">
      <style:text-properties officeooo:rsid="0000a0f3"/>
    </style:style>
    <style:style style:name="T2" style:family="text">
      <style:text-properties style:text-position="super 58%" officeooo:rsid="0000a0f3"/>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text:span text:style-name="T1">Discussion </text:span>Minutes - <text:span text:style-name="T1">8</text:span><text:span text:style-name="T2">th</text:span><text:span text:style-name="T1"> September 2023</text:span></text:p>
      <text:p text:style-name="Standard"/>
      <text:p text:style-name="Standard"><text:span text:style-name="T3">Attendees</text:span>:</text:p>
      <text:p text:style-name="Standard">- <text:span text:style-name="T1">CEO, </text:span>Chairman <text:span text:style-name="T1">Sir – Mr.Karthik Nagarajan</text:span></text:p>
      <text:p text:style-name="Standard">- <text:span text:style-name="T1">Software Dev - <text:s/>Shama Bernard</text:span></text:p>
      <text:p text:style-name="Standard"/>
      <text:p text:style-name="P1">Agenda:</text:p>
      <text:p text:style-name="Standard">1. Creation of Menu in Dashboard</text:p>
      <text:p text:style-name="Standard">2. Code Comparison - User Management (Ram's vs. Edah &amp; Kalai's)</text:p>
      <text:p text:style-name="Standard"/>
      <text:p text:style-name="P1">Meeting Summary:</text:p>
      <text:p text:style-name="P1"/>
      <text:p text:style-name="Standard">1. <text:span text:style-name="T3">**Creation of Menu in Dashboard:**</text:span></text:p>
      <text:p text:style-name="Standard"><text:s text:c="3"/>The meeting began with Chairman <text:span text:style-name="T1">Sir</text:span> discussing the need to create a menu in the system's dashboard. This menu would display different menu items available in the system, similar to the navigation menu that has been recently implemented. The purpose of this menu is to provide easy and organized access to various sections of the system.</text:p>
      <text:p text:style-name="Standard"/>
      <text:p text:style-name="Standard"><text:s text:c="3"/>During the discussion, the following points were highlighted:</text:p>
      <text:p text:style-name="Standard">- <text:span text:style-name="T1">Need to Know Menu Items List</text:span></text:p>
      <text:p text:style-name="Standard">- <text:span text:style-name="T1">Need for Categorizing Menu</text:span></text:p>
      <text:p text:style-name="Standard"/>
      <text:p text:style-name="Standard">2. <text:span text:style-name="T3">**Code Comparison - User Management:**</text:span></text:p>
      <text:p text:style-name="Standard"><text:s text:c="3"/>Chairman <text:span text:style-name="T1">Sir</text:span> requested a detailed comparison of the code for User Management provided by two team members: Ram and Edah &amp; Kalai. The objective is to determine which codebase is more comprehensive and suitable for use.</text:p>
      <text:p text:style-name="Standard"/>
      <text:p text:style-name="Standard"><text:s text:c="3"/></text:p>
      <text:p text:style-name="Standard"><text:s text:c="3"/><text:span text:style-name="T3">**Comparison and Evaluation:**</text:span></text:p>
      <text:p text:style-name="Standard"><text:s text:c="3"/>In comparing the two codebases, the following factors were considered:</text:p>
      <text:p text:style-name="Standard"><text:s text:c="3"/>- Readability: [Discuss code readability and organization.]</text:p>
      <text:p text:style-name="Standard"><text:s text:c="3"/>- Scalability: [Evaluate how well each codebase can handle future enhancements.]</text:p>
      <text:p text:style-name="Standard"><text:s text:c="3"/>- Efficiency: [Assess the efficiency of algorithms and data structures.]</text:p>
      <text:p text:style-name="Standard"><text:s text:c="3"/>- Maintainability: [Consider code maintainability and ease of updates.]</text:p>
      <text:p text:style-name="Standard"/>
      <text:p text:style-name="P1">Action Items:</text:p>
      <text:p text:style-name="Standard"/>
      <text:p text:style-name="Standard">- <text:span text:style-name="T1">Shama: </text:span>To proceed with the creation of the menu in the dashboard based on the discussed requirements. [Specify any additional tasks or responsibilities.]</text:p>
      <text:p text:style-name="Standard"/>
      <text:p text:style-name="Standard">- <text:span text:style-name="T1">Shama </text:span>: To complete a detailed code comparison report for User Management and provide a recommendation.</text:p>
      <text:p text:style-name="Standard"/>
      <text:p text:style-name="Standard">Meeting adjourned at <text:span text:style-name="T1">2:10pm</text:span></text:p>
      <text:p text:style-name="Standard"/>
      <text:p text:style-name="P2">Shama Bern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8T14:53:08.253796919</meta:creation-date>
    <dc:date>2023-09-08T14:59:04.237786347</dc:date>
    <meta:editing-duration>PT6M</meta:editing-duration>
    <meta:editing-cycles>1</meta:editing-cycles>
    <meta:document-statistic meta:table-count="0" meta:image-count="0" meta:object-count="0" meta:page-count="1" meta:paragraph-count="27" meta:word-count="262" meta:character-count="1715" meta:non-whitespace-character-count="1447"/>
    <meta:generator>LibreOffice/7.5.5.2$Linux_X86_64 LibreOffice_project/50$Build-2</meta:generator>
  </office:meta>
</office:document-meta>
</file>